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meta.xml" manifest:media-type="text/xml"/>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settings.xml" manifest:media-type="text/xml"/>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0"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1"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2"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3" style:family="paragraph" style:parent-style-name="Standard">
      <style:text-properties fo:color="#154800" loext:opacity="100%" style:font-name="Liberation Mono" fo:font-size="11pt" officeooo:rsid="000591d6" officeooo:paragraph-rsid="000591d6" style:font-size-asian="11pt" style:font-size-complex="11pt"/>
    </style:style>
    <style:style style:name="P14"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15" style:family="paragraph" style:parent-style-name="Standard">
      <style:text-properties fo:color="#154800" loext:opacity="100%" style:font-name="Liberation Mono" fo:font-size="11pt" officeooo:rsid="00059b8a" officeooo:paragraph-rsid="00ae7da7" style:font-size-asian="11pt" style:font-size-complex="11pt"/>
    </style:style>
    <style:style style:name="P16" style:family="paragraph" style:parent-style-name="Standard">
      <style:text-properties fo:color="#154800" loext:opacity="100%" style:font-name="Liberation Mono" fo:font-size="11pt" officeooo:rsid="00059b8a" officeooo:paragraph-rsid="00cd43f3" style:font-size-asian="11pt" style:font-size-complex="11pt"/>
    </style:style>
    <style:style style:name="P17" style:family="paragraph" style:parent-style-name="Standard">
      <style:text-properties fo:color="#154800" loext:opacity="100%" style:font-name="Liberation Mono" fo:font-size="11pt" officeooo:rsid="000be037" officeooo:paragraph-rsid="000be037" style:font-size-asian="11pt" style:font-size-complex="11pt"/>
    </style:style>
    <style:style style:name="P18" style:family="paragraph" style:parent-style-name="Standard">
      <style:paragraph-properties fo:text-align="center" style:justify-single-word="false"/>
      <style:text-properties fo:color="#154800" loext:opacity="100%" style:font-name="Liberation Mono" fo:font-size="11pt" officeooo:rsid="000e8ed4" officeooo:paragraph-rsid="000e8ed4" style:font-size-asian="11pt" style:font-size-complex="11pt"/>
    </style:style>
    <style:style style:name="P1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0"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5a1d55" style:font-size-asian="11pt" style:font-size-complex="11pt"/>
    </style:style>
    <style:style style:name="P21" style:family="paragraph" style:parent-style-name="Standard">
      <style:text-properties fo:color="#154800" loext:opacity="100%" style:font-name="Liberation Mono" fo:font-size="11pt" officeooo:rsid="00275bd7" officeooo:paragraph-rsid="00d437e0" style:font-size-asian="11pt" style:font-size-complex="11pt"/>
    </style:style>
    <style:style style:name="P22"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24" style:family="paragraph" style:parent-style-name="Standard">
      <style:text-properties fo:color="#154800" loext:opacity="100%" style:font-name="Liberation Mono" fo:font-size="11pt" officeooo:paragraph-rsid="00cd43f3" style:font-size-asian="11pt" style:font-size-complex="11pt"/>
    </style:style>
    <style:style style:name="P25" style:family="paragraph" style:parent-style-name="Standard">
      <style:text-properties fo:color="#154800" loext:opacity="100%" style:font-name="Liberation Mono" fo:font-size="11pt" officeooo:rsid="00cd43f3" officeooo:paragraph-rsid="00cd43f3" style:font-size-asian="11pt" style:font-size-complex="11pt"/>
    </style:style>
    <style:style style:name="P26" style:family="paragraph" style:parent-style-name="Standard">
      <style:text-properties fo:color="#154800" loext:opacity="100%" style:font-name="Liberation Mono" fo:font-size="11pt" officeooo:rsid="00cf9221" officeooo:paragraph-rsid="00cf9221" style:font-size-asian="11pt" style:font-size-complex="11pt"/>
    </style:style>
    <style:style style:name="P27" style:family="paragraph" style:parent-style-name="Standard">
      <style:text-properties fo:color="#154800" loext:opacity="100%" style:font-name="Liberation Mono" fo:font-size="11pt" officeooo:rsid="00cfbb8f" officeooo:paragraph-rsid="00cfbb8f" style:font-size-asian="11pt" style:font-size-complex="11pt"/>
    </style:style>
    <style:style style:name="P28" style:family="paragraph" style:parent-style-name="Standard">
      <style:text-properties fo:color="#154800" loext:opacity="100%" style:font-name="Liberation Mono" fo:font-size="11pt" officeooo:rsid="00d1ab5d" officeooo:paragraph-rsid="00d1ab5d" style:font-size-asian="11pt" style:font-size-complex="11pt"/>
    </style:style>
    <style:style style:name="P29" style:family="paragraph" style:parent-style-name="Standard">
      <style:text-properties fo:color="#154800" loext:opacity="100%" style:font-name="Liberation Mono" fo:font-size="11pt" officeooo:rsid="00d29b39" officeooo:paragraph-rsid="00d29b39" style:font-size-asian="11pt" style:font-size-complex="11pt"/>
    </style:style>
    <style:style style:name="P30"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31"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32"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3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48"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49"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50"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5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52" style:family="paragraph" style:parent-style-name="Standard">
      <style:paragraph-properties fo:text-align="start" style:justify-single-word="false"/>
      <style:text-properties officeooo:rsid="009e1b5b" officeooo:paragraph-rsid="009e1b5b"/>
    </style:style>
    <style:style style:name="P53"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54"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2" style:family="paragraph" style:parent-style-name="Standard" style:list-style-name="L1">
      <style:text-properties officeooo:paragraph-rsid="00c8709a"/>
    </style:style>
    <style:style style:name="P63" style:family="paragraph" style:parent-style-name="Standard" style:list-style-name="L1">
      <style:text-properties officeooo:rsid="00c8709a" officeooo:paragraph-rsid="00c8709a"/>
    </style:style>
    <style:style style:name="P64"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65"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66" style:family="paragraph" style:parent-style-name="Standard" style:list-style-name="L2">
      <style:text-properties fo:color="#154800" loext:opacity="100%" style:font-name="Liberation Mono" fo:font-size="11pt" fo:language="it" fo:country="IT" officeooo:rsid="00d437e0" officeooo:paragraph-rsid="00d437e0" style:font-size-asian="11pt" style:font-size-complex="11pt"/>
    </style:style>
    <style:style style:name="P67" style:family="paragraph" style:parent-style-name="Standard" style:list-style-name="L2">
      <style:text-properties fo:color="#154800" loext:opacity="100%" style:font-name="Liberation Mono" fo:font-size="11pt" fo:language="it" fo:country="IT" officeooo:rsid="00d5cbeb" officeooo:paragraph-rsid="00d5cbeb" style:font-size-asian="11pt" style:font-size-complex="11pt"/>
    </style:style>
    <style:style style:name="P68"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69" style:family="paragraph" style:parent-style-name="Standard">
      <style:text-properties fo:color="#154800" loext:opacity="100%" style:font-name="Liberation Mono" fo:font-size="11pt" officeooo:rsid="00d5cbeb" officeooo:paragraph-rsid="000d66ef" style:font-size-asian="11pt" style:font-size-complex="11pt"/>
    </style:style>
    <style:style style:name="P70"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71"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5a1d55" style:font-size-asian="11pt" style:font-size-complex="11pt"/>
    </style:style>
    <style:style style:name="P72"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69d128" style:font-size-asian="11pt" style:font-size-complex="11pt"/>
    </style:style>
    <style:style style:name="P73"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6d626" style:font-size-asian="11pt" style:font-size-complex="11pt"/>
    </style:style>
    <style:style style:name="P74" style:family="paragraph" style:parent-style-name="Standard" style:list-style-name="L2">
      <style:text-properties fo:color="#154800" loext:opacity="100%" style:font-name="Liberation Mono" fo:font-size="11pt" officeooo:rsid="00d437e0" officeooo:paragraph-rsid="00d437e0" style:font-size-asian="11pt" style:font-size-complex="11pt"/>
    </style:style>
    <style:style style:name="P75"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76"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77"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78"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79"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80"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81"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82"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83"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84" style:family="paragraph" style:parent-style-name="Standard" style:list-style-name="L5">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85" style:family="paragraph" style:parent-style-name="Standard" style:list-style-name="L5">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86" style:family="paragraph" style:parent-style-name="Standard" style:list-style-name="L2">
      <style:text-properties officeooo:rsid="00d437e0" officeooo:paragraph-rsid="00d437e0"/>
    </style:style>
    <style:style style:name="P87" style:family="paragraph" style:parent-style-name="Standard">
      <style:paragraph-properties fo:margin-left="0in" fo:margin-right="0in" fo:text-indent="0in" style:auto-text-indent="false"/>
      <style:text-properties fo:color="#000000" loext:opacity="100%" style:text-position="0% 100%" style:font-name="Liberation Mono" fo:font-size="11pt" fo:language="it" fo:country="IT" fo:font-style="italic" fo:font-weight="normal" officeooo:rsid="003aba8f" officeooo:paragraph-rsid="004adeb1" fo:background-color="#e0ffae" style:font-size-asian="11pt" style:font-style-asian="italic" style:font-weight-asian="normal" style:font-size-complex="11pt" style:font-style-complex="italic" style:font-weight-complex="normal"/>
    </style:style>
    <style:style style:name="P88" style:family="paragraph" style:parent-style-name="Standard" style:list-style-name="L4">
      <style:paragraph-properties fo:text-align="start" style:justify-single-word="false"/>
      <style:text-properties officeooo:paragraph-rsid="009dcfbe"/>
    </style:style>
    <style:style style:name="P89" style:family="paragraph" style:parent-style-name="Standard">
      <style:paragraph-properties fo:margin-left="0in" fo:margin-right="0in" fo:text-indent="0in" style:auto-text-indent="false"/>
      <style:text-properties officeooo:paragraph-rsid="005158ba"/>
    </style:style>
    <style:style style:name="P90" style:family="paragraph" style:parent-style-name="Standard">
      <style:paragraph-properties fo:margin-left="0in" fo:margin-right="0in" fo:text-indent="0in" style:auto-text-indent="false"/>
      <style:text-properties officeooo:paragraph-rsid="00d5cbeb"/>
    </style:style>
    <style:style style:name="P9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92"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93" style:family="paragraph" style:parent-style-name="Standard" style:list-style-name="L7">
      <style:text-properties officeooo:paragraph-rsid="00d5cbeb"/>
    </style:style>
    <style:style style:name="P94" style:family="paragraph" style:parent-style-name="Standard" style:list-style-name="L7">
      <style:text-properties officeooo:rsid="00d5cbeb" officeooo:paragraph-rsid="00d5cbeb"/>
    </style:style>
    <style:style style:name="P95" style:family="paragraph" style:parent-style-name="Standard" style:list-style-name="L8">
      <style:text-properties officeooo:paragraph-rsid="00d6d626"/>
    </style:style>
    <style:style style:name="P96" style:family="paragraph" style:parent-style-name="Standard">
      <style:paragraph-properties fo:margin-left="0in" fo:margin-right="0in" fo:text-indent="0in" style:auto-text-indent="false"/>
      <style:text-properties officeooo:rsid="00d6d626" officeooo:paragraph-rsid="00d6d626"/>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officeooo:rsid="000fc597"/>
    </style:style>
    <style:style style:name="T13" style:family="text">
      <style:text-properties fo:color="#127622" loext:opacity="100%" fo:font-size="13pt" fo:font-weight="bold" officeooo:rsid="000fc597" style:font-size-asian="13pt" style:font-weight-asian="bold" style:font-size-complex="13pt" style:font-weight-complex="bold"/>
    </style:style>
    <style:style style:name="T14" style:family="text">
      <style:text-properties fo:color="#127622" loext:opacity="100%" fo:font-size="13pt" fo:language="it" fo:country="IT" fo:font-weight="bold" officeooo:rsid="000fc597" style:font-size-asian="13pt" style:font-weight-asian="bold" style:font-size-complex="13pt" style:font-weight-complex="bold"/>
    </style:style>
    <style:style style:name="T15" style:family="text">
      <style:text-properties fo:color="#127622" loext:opacity="100%" fo:font-size="13pt" fo:language="it" fo:country="IT" fo:font-weight="bold" officeooo:rsid="00296e11" style:font-size-asian="13pt" style:font-weight-asian="bold" style:font-size-complex="13pt" style:font-weight-complex="bold"/>
    </style:style>
    <style:style style:name="T16" style:family="text">
      <style:text-properties fo:color="#127622" loext:opacity="100%" fo:font-size="13pt" fo:language="it" fo:country="IT" fo:font-weight="bold" officeooo:rsid="002ada5e" style:font-size-asian="13pt" style:font-weight-asian="bold" style:font-size-complex="13pt" style:font-weight-complex="bold"/>
    </style:style>
    <style:style style:name="T17" style:family="text">
      <style:text-properties fo:color="#127622" loext:opacity="100%" fo:font-size="13pt" fo:language="it" fo:country="IT" fo:font-weight="bold" officeooo:rsid="00406206" style:font-size-asian="13pt" style:font-weight-asian="bold" style:font-size-complex="13pt" style:font-weight-complex="bold"/>
    </style:style>
    <style:style style:name="T18" style:family="text">
      <style:text-properties fo:color="#127622" loext:opacity="100%" fo:font-size="13pt" fo:language="it" fo:country="IT" fo:font-weight="bold" officeooo:rsid="00d437e0" style:font-size-asian="13pt" style:font-weight-asian="bold" style:font-size-complex="13pt" style:font-weight-complex="bold"/>
    </style:style>
    <style:style style:name="T19"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0" style:family="text">
      <style:text-properties fo:language="it" fo:country="IT"/>
    </style:style>
    <style:style style:name="T21" style:family="text">
      <style:text-properties fo:language="it" fo:country="IT" officeooo:rsid="0013b369"/>
    </style:style>
    <style:style style:name="T22" style:family="text">
      <style:text-properties fo:language="it" fo:country="IT" officeooo:rsid="009e1b5b"/>
    </style:style>
    <style:style style:name="T23" style:family="text">
      <style:text-properties fo:language="it" fo:country="IT" officeooo:rsid="00d1ab5d"/>
    </style:style>
    <style:style style:name="T24" style:family="text">
      <style:text-properties fo:language="it" fo:country="IT" officeooo:rsid="00d437e0"/>
    </style:style>
    <style:style style:name="T25" style:family="text">
      <style:text-properties fo:color="#154800" loext:opacity="100%"/>
    </style:style>
    <style:style style:name="T26" style:family="text">
      <style:text-properties fo:color="#154800" loext:opacity="100%" style:font-name="Liberation Mono" fo:font-size="11pt" fo:language="it" fo:country="IT" style:font-size-asian="11pt" style:font-size-complex="11pt"/>
    </style:style>
    <style:style style:name="T27" style:family="text">
      <style:text-properties fo:color="#154800" loext:opacity="100%" style:font-name="Liberation Mono" fo:font-size="11pt" fo:language="it" fo:country="IT" officeooo:rsid="002ada5e" style:font-size-asian="11pt" style:font-size-complex="11pt"/>
    </style:style>
    <style:style style:name="T28" style:family="text">
      <style:text-properties fo:color="#154800" loext:opacity="100%" style:font-name="Liberation Mono" fo:font-size="11pt" style:font-size-asian="11pt" style:font-size-complex="11pt"/>
    </style:style>
    <style:style style:name="T29" style:family="text">
      <style:text-properties fo:color="#154800" loext:opacity="100%" style:font-name="Liberation Mono" fo:font-size="11pt" officeooo:rsid="00c6cd0d" style:font-size-asian="11pt" style:font-size-complex="11pt"/>
    </style:style>
    <style:style style:name="T30" style:family="text">
      <style:text-properties fo:color="#154800" loext:opacity="100%" style:font-name="Liberation Mono" fo:font-size="11pt" officeooo:rsid="00c8709a" style:font-size-asian="11pt" style:font-size-complex="11pt"/>
    </style:style>
    <style:style style:name="T31" style:family="text">
      <style:text-properties fo:color="#154800" loext:opacity="100%" style:font-name="Liberation Mono" fo:font-size="11pt" officeooo:rsid="00c940d0" style:font-size-asian="11pt" style:font-size-complex="11pt"/>
    </style:style>
    <style:style style:name="T32" style:family="text">
      <style:text-properties fo:color="#154800" loext:opacity="100%" style:font-name="Liberation Mono" fo:font-size="11pt" officeooo:rsid="00ca4607" style:font-size-asian="11pt" style:font-size-complex="11pt"/>
    </style:style>
    <style:style style:name="T33" style:family="text">
      <style:text-properties fo:color="#154800" loext:opacity="100%" style:font-name="Liberation Mono" fo:font-size="11pt" officeooo:rsid="00cc41de" style:font-size-asian="11pt" style:font-size-complex="11pt"/>
    </style:style>
    <style:style style:name="T34" style:family="text">
      <style:text-properties fo:color="#154800" loext:opacity="100%" style:font-name="Liberation Mono" fo:font-size="11pt" fo:font-weight="normal" style:font-size-asian="11pt" style:font-weight-asian="normal" style:font-size-complex="11pt" style:font-weight-complex="normal"/>
    </style:style>
    <style:style style:name="T35"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36"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37"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38"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39"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color="#154800" loext:opacity="100%" style:text-position="0% 100%" style:font-name="Liberation Mono" fo:font-size="11pt" fo:language="it" fo:country="IT"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43"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44" style:family="text">
      <style:text-properties fo:color="#154800" loext:opacity="100%" fo:language="en" fo:country="US"/>
    </style:style>
    <style:style style:name="T45" style:family="text">
      <style:text-properties fo:color="#154800" loext:opacity="100%" fo:language="en" fo:country="US" officeooo:rsid="005c8e15"/>
    </style:style>
    <style:style style:name="T46" style:family="text">
      <style:text-properties fo:color="#154800" loext:opacity="100%" fo:language="en" fo:country="US" officeooo:rsid="007373ea"/>
    </style:style>
    <style:style style:name="T47" style:family="text">
      <style:text-properties fo:color="#154800" loext:opacity="100%" fo:language="en" fo:country="US" officeooo:rsid="00b7840d"/>
    </style:style>
    <style:style style:name="T48" style:family="text">
      <style:text-properties fo:color="#154800" loext:opacity="100%" fo:language="en" fo:country="US" officeooo:rsid="00b87b51"/>
    </style:style>
    <style:style style:name="T49" style:family="text">
      <style:text-properties fo:color="#154800" loext:opacity="100%" officeooo:rsid="007373ea"/>
    </style:style>
    <style:style style:name="T50" style:family="text">
      <style:text-properties fo:color="#154800" loext:opacity="100%" officeooo:rsid="009bd506"/>
    </style:style>
    <style:style style:name="T51" style:family="text">
      <style:text-properties fo:color="#154800" loext:opacity="100%" fo:font-style="normal" fo:background-color="transparent" loext:char-shading-value="0" style:font-style-asian="normal" style:font-style-complex="normal"/>
    </style:style>
    <style:style style:name="T52" style:family="text">
      <style:text-properties fo:color="#154800" loext:opacity="100%" fo:font-style="normal" officeooo:rsid="00d5cbeb" fo:background-color="transparent" loext:char-shading-value="0" style:font-style-asian="normal" style:font-style-complex="normal"/>
    </style:style>
    <style:style style:name="T53" style:family="text">
      <style:text-properties fo:color="#154800" loext:opacity="100%" fo:font-style="normal" fo:font-weight="bold" officeooo:rsid="00d6d626" fo:background-color="transparent" loext:char-shading-value="0" style:font-style-asian="normal" style:font-weight-asian="bold" style:font-style-complex="normal" style:font-weight-complex="bold"/>
    </style:style>
    <style:style style:name="T54" style:family="text">
      <style:text-properties fo:color="#000000" loext:opacity="100%" fo:font-style="italic" officeooo:rsid="006c6c72" fo:background-color="#e0ffae" loext:char-shading-value="0" style:font-style-asian="italic" style:font-style-complex="italic"/>
    </style:style>
    <style:style style:name="T55" style:family="text">
      <style:text-properties style:text-position="0% 100%" fo:language="it" fo:country="IT" fo:font-weight="normal" style:font-weight-asian="normal" style:font-weight-complex="normal"/>
    </style:style>
    <style:style style:name="T56" style:family="text">
      <style:text-properties style:text-position="0% 100%" fo:language="it" fo:country="IT" fo:font-weight="normal" officeooo:rsid="003cd6f9" style:font-weight-asian="normal" style:font-weight-complex="normal"/>
    </style:style>
    <style:style style:name="T57" style:family="text">
      <style:text-properties style:text-position="0% 100%" fo:language="it" fo:country="IT" fo:font-weight="normal" officeooo:rsid="005c8e15" style:font-weight-asian="normal" style:font-weight-complex="normal"/>
    </style:style>
    <style:style style:name="T58" style:family="text">
      <style:text-properties style:text-position="0% 100%" fo:language="it" fo:country="IT" fo:font-weight="normal" officeooo:rsid="005d73f6" style:font-weight-asian="normal" style:font-weight-complex="normal"/>
    </style:style>
    <style:style style:name="T59" style:family="text">
      <style:text-properties style:text-position="0% 100%" fo:language="it" fo:country="IT" fo:font-weight="normal" officeooo:rsid="006c6c72" style:font-weight-asian="normal" style:font-weight-complex="normal"/>
    </style:style>
    <style:style style:name="T60" style:family="text">
      <style:text-properties style:text-position="0% 100%" fo:language="it" fo:country="IT" fo:font-weight="normal" officeooo:rsid="006d1306" style:font-weight-asian="normal" style:font-weight-complex="normal"/>
    </style:style>
    <style:style style:name="T61" style:family="text">
      <style:text-properties style:text-position="0% 100%" fo:language="it" fo:country="IT" fo:font-weight="normal" officeooo:rsid="00d5cbeb" style:font-weight-asian="normal" style:font-weight-complex="normal"/>
    </style:style>
    <style:style style:name="T62" style:family="text">
      <style:text-properties fo:language="en" fo:country="US" fo:font-style="italic" officeooo:rsid="0087537f" style:font-style-asian="italic" style:font-style-complex="italic"/>
    </style:style>
    <style:style style:name="T63" style:family="text">
      <style:text-properties fo:language="en" fo:country="US" fo:font-weight="bold" officeooo:rsid="00b68cfa" style:font-weight-asian="bold" style:font-weight-complex="bold"/>
    </style:style>
    <style:style style:name="T64" style:family="text">
      <style:text-properties fo:language="en" fo:country="US" fo:font-weight="bold" officeooo:rsid="00b91d1e" style:font-weight-asian="bold" style:font-weight-complex="bold"/>
    </style:style>
    <style:style style:name="T65" style:family="text">
      <style:text-properties fo:language="en" fo:country="US" officeooo:rsid="008bb9d6"/>
    </style:style>
    <style:style style:name="T66" style:family="text">
      <style:text-properties fo:language="en" fo:country="US" officeooo:rsid="008cb0cf"/>
    </style:style>
    <style:style style:name="T67" style:family="text">
      <style:text-properties fo:language="en" fo:country="US" officeooo:rsid="00a1f3d8"/>
    </style:style>
    <style:style style:name="T68" style:family="text">
      <style:text-properties fo:language="en" fo:country="US" officeooo:rsid="00b5ae99"/>
    </style:style>
    <style:style style:name="T69" style:family="text">
      <style:text-properties fo:language="en" fo:country="US" officeooo:rsid="00baeb36"/>
    </style:style>
    <style:style style:name="T70" style:family="text">
      <style:text-properties fo:language="en" fo:country="US" officeooo:rsid="00bbd2cc"/>
    </style:style>
    <style:style style:name="T71" style:family="text">
      <style:text-properties fo:font-style="normal" officeooo:rsid="006c6c72" style:font-style-asian="normal" style:font-style-complex="normal"/>
    </style:style>
    <style:style style:name="T72" style:family="text">
      <style:text-properties fo:font-style="normal" officeooo:rsid="0073f571" style:font-style-asian="normal" style:font-style-complex="normal"/>
    </style:style>
    <style:style style:name="T73" style:family="text">
      <style:text-properties fo:font-style="normal" officeooo:rsid="00884a39" style:font-style-asian="normal" style:font-style-complex="normal"/>
    </style:style>
    <style:style style:name="T74" style:family="text">
      <style:text-properties fo:font-style="normal" officeooo:rsid="008871f2" style:font-style-asian="normal" style:font-style-complex="normal"/>
    </style:style>
    <style:style style:name="T75" style:family="text">
      <style:text-properties fo:font-weight="bold" officeooo:rsid="000fc597" style:font-weight-asian="bold" style:font-weight-complex="bold"/>
    </style:style>
    <style:style style:name="T76" style:family="text">
      <style:text-properties fo:font-weight="bold" officeooo:rsid="0056c492" style:font-weight-asian="bold" style:font-weight-complex="bold"/>
    </style:style>
    <style:style style:name="T77" style:family="text">
      <style:text-properties fo:font-weight="bold" officeooo:rsid="00801965" style:font-weight-asian="bold" style:font-weight-complex="bold"/>
    </style:style>
    <style:style style:name="T78" style:family="text">
      <style:text-properties fo:font-weight="bold" officeooo:rsid="008a34f1" style:font-weight-asian="bold" style:font-weight-complex="bold"/>
    </style:style>
    <style:style style:name="T79" style:family="text">
      <style:text-properties fo:font-weight="bold" officeooo:rsid="00956a87" style:font-weight-asian="bold" style:font-weight-complex="bold"/>
    </style:style>
    <style:style style:name="T80" style:family="text">
      <style:text-properties fo:font-weight="bold" officeooo:rsid="0095cf34" style:font-weight-asian="bold" style:font-weight-complex="bold"/>
    </style:style>
    <style:style style:name="T81" style:family="text">
      <style:text-properties fo:font-weight="bold" officeooo:rsid="0098f4f1" style:font-weight-asian="bold" style:font-weight-complex="bold"/>
    </style:style>
    <style:style style:name="T82" style:family="text">
      <style:text-properties fo:font-weight="bold" officeooo:rsid="009abe68" style:font-weight-asian="bold" style:font-weight-complex="bold"/>
    </style:style>
    <style:style style:name="T83" style:family="text">
      <style:text-properties fo:font-weight="bold" officeooo:rsid="00d5cbeb" style:font-weight-asian="bold" style:font-weight-complex="bold"/>
    </style:style>
    <style:style style:name="T84" style:family="text">
      <style:text-properties fo:font-weight="bold" officeooo:rsid="00d6d626" style:font-weight-asian="bold" style:font-weight-complex="bold"/>
    </style:style>
    <style:style style:name="T85" style:family="text">
      <style:text-properties officeooo:rsid="006c6c72"/>
    </style:style>
    <style:style style:name="T86" style:family="text">
      <style:text-properties officeooo:rsid="007373ea"/>
    </style:style>
    <style:style style:name="T87" style:family="text">
      <style:text-properties officeooo:rsid="0073f571"/>
    </style:style>
    <style:style style:name="T88" style:family="text">
      <style:text-properties officeooo:rsid="007508c2"/>
    </style:style>
    <style:style style:name="T89" style:family="text">
      <style:text-properties officeooo:rsid="007578e5"/>
    </style:style>
    <style:style style:name="T90" style:family="text">
      <style:text-properties officeooo:rsid="0079b55f"/>
    </style:style>
    <style:style style:name="T91" style:family="text">
      <style:text-properties officeooo:rsid="007dfabd"/>
    </style:style>
    <style:style style:name="T92" style:family="text">
      <style:text-properties officeooo:rsid="008871f2"/>
    </style:style>
    <style:style style:name="T93" style:family="text">
      <style:text-properties officeooo:rsid="008bb9d6"/>
    </style:style>
    <style:style style:name="T94" style:family="text">
      <style:text-properties officeooo:rsid="00956a87"/>
    </style:style>
    <style:style style:name="T95" style:family="text">
      <style:text-properties officeooo:rsid="0095cf34"/>
    </style:style>
    <style:style style:name="T96" style:family="text">
      <style:text-properties officeooo:rsid="009f9403"/>
    </style:style>
    <style:style style:name="T97" style:family="text">
      <style:text-properties officeooo:rsid="00ab49d2"/>
    </style:style>
    <style:style style:name="T98" style:family="text">
      <style:text-properties officeooo:rsid="00c0d578"/>
    </style:style>
    <style:style style:name="T99" style:family="text">
      <style:text-properties officeooo:rsid="00c1e65b"/>
    </style:style>
    <style:style style:name="T100" style:family="text">
      <style:text-properties officeooo:rsid="00c325a7"/>
    </style:style>
    <style:style style:name="T101" style:family="text">
      <style:text-properties officeooo:rsid="00cd43f3"/>
    </style:style>
    <style:style style:name="T102" style:family="text">
      <style:text-properties officeooo:rsid="00cde7da"/>
    </style:style>
    <style:style style:name="T103" style:family="text">
      <style:text-properties officeooo:rsid="00cf9221"/>
    </style:style>
    <style:style style:name="T104" style:family="text">
      <style:text-properties officeooo:rsid="00d14996"/>
    </style:style>
    <style:style style:name="T105" style:family="text">
      <style:text-properties officeooo:rsid="00d437e0"/>
    </style:style>
    <style:style style:name="T106" style:family="text">
      <style:text-properties officeooo:rsid="00d5cbeb"/>
    </style:style>
    <style:style style:name="T107" style:family="text">
      <style:text-properties fo:font-weight="normal" officeooo:rsid="00d5cbeb"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start text:name="__DdeLink__1869_3529012349"/><text:bookmark-start text:name="__DdeLink__1871_3529012349"/>Introduzione</text:p>
      <text:p text:style-name="P47"/>
      <text:p text:style-name="P1"><text:span text:style-name="T12">1. </text:span>Problema d<text:span text:style-name="T98">el clustering</text:span></text:p>
      <text:p text:style-name="P1"/>
      <text:p text:style-name="P14">Il <text:span text:style-name="T99">problema del clustering</text:span><text:span text:style-name="T20"> </text:span><text:span text:style-name="T21">è</text:span><text:span text:style-name="T20"> </text:span>un problema <text:span text:style-name="T100">nato nell’ambito dell’unsupervised learning (ovvero il learning su dati senza label) e consiste nel partizionare 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14"/>
      <text:p text:style-name="P23">Gli algoritmi di clustering si dividono in gerarchici e diretti:</text:p>
      <text:list text:style-name="L1">
        <text:list-item>
          <text:p text:style-name="P62"><text:span text:style-name="T29">gli algoritmi gerarchici hanno una maggiore complessità </text:span><text:span text:style-name="T32">computazionale </text:span><text:span text:style-name="T29">in quanto producono un albero aciclico che ha come foglie i singoli elementi e come nodi le categorie (un problema differente, invece, è quello di nominare queste categorie!); </text:span><text:span text:style-name="T30">per esempio </text:span><text:span text:style-name="T31">un algoritmo di questo tipo ap</text:span><text:span text:style-name="T32">p</text:span><text:span text:style-name="T31">licato ad un insieme di esseri viventi dovrebbe produrre una vera e propria tassonomia.</text:span></text:p>
        </text:list-item>
        <text:list-item>
          <text:p text:style-name="P63"><text:span text:style-name="T29">g</text:span><text:span text:style-name="T28">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1">Il problema principale di questi algoritmi è la scelta dei k cluster iniziali in quanto potrebbe non essere noto né quante sono le categorie attese (quindi il k ideale) ma la scelta degli elementi per ciascun cluster può incidere così tanto sul risultato che </text:span><text:span text:style-name="T33">essa </text:span><text:span text:style-name="T31">viene chiamato scelta del seed.</text:span><text:bookmark-end text:name="__DdeLink__1871_3529012349"/><text:bookmark-end text:name="__DdeLink__1869_3529012349"/></text:p>
        </text:list-item>
      </text:list>
      <text:p text:style-name="P13"/>
      <text:p text:style-name="P2">2. Modello di Programmazione <text:span text:style-name="T101">MapReduce</text:span></text:p>
      <text:p text:style-name="P2"/>
      <text:p text:style-name="P24">Si <text:span text:style-name="T101">ispira alle funzione di programmazione funzionale map e reduce.</text:span></text:p>
      <text:p text:style-name="P25">Il map applica una certa funzione singolarmente ad ogni elemento di una lista; il reduce invce applica una funzione a tutti gli elementi della lista insieme. Si intuisce quindi che la funzione map è in grado di effettuare un mapping tra input e output e la funzione reduce di ridurre la dimensione dell’input.</text:p>
      <text:p text:style-name="P24"/>
      <text:p text:style-name="P25">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text:p>
      <text:p text:style-name="P25"/>
      <text:p text:style-name="P16"/>
      <text:p text:style-name="P15"/>
      <text:p text:style-name="P49">Trascrizione modello PLI in linguaggio AMPL</text:p>
      <text:p text:style-name="P18">(dimostrazione non formale)</text:p>
      <text:p text:style-name="P17"/>
      <text:p text:style-name="P2">1. <text:span text:style-name="T101">Sviluppo</text:span></text:p>
      <text:p text:style-name="P25"/>
      <text:p text:style-name="P25">1. Sebbene avessi conoscenza del problema del clustering, tutto il resto mi era nuovo.</text:p>
      <text:p text:style-name="P25">Studiare Go, MapReduce, ansible, docker-compose, aws.</text:p>
      <text:p text:style-name="P25"><text:soft-page-break/>(dal 6 al 19 settembre, 50% del giorno. Nelle successive fasi ho usato il 100% del tempo giornaliero (mediamente 8 ore) in quanto mi sono reso conto che altrimenti non avrei fatto in tempo)</text:p>
      <text:p text:style-name="P17"/>
      <text:p text:style-name="P25">2. Remore di problemi, in altri progetti, riguardanti il deployment; questa volta ho voluto sin da subito cercare di automatizzare il deployment per sviluppare il programma direttamente nell’ambiente dove avrebbe poi lavorato.</text:p>
      <text:p text:style-name="P25">Configurazione di terraform, ansible, docker-compose e vari parmetri di aws con awscli.</text:p>
      <text:p text:style-name="P25">(dal 20 al 27 settembre)</text:p>
      <text:p text:style-name="P25"/>
      <text:p text:style-name="P25">3. Organizzazione dei file sorgenti e sviluppo di funzionalità di supporto essenziali quali heartbeat e logging.</text:p>
      <text:p text:style-name="P25">(dal 28 settembre al 4 ottobre)</text:p>
      <text:p text:style-name="P25"/>
      <text:p text:style-name="P25">4. Sviluppo del task manager sia lato master che lato mapper (servono entrambi per poterne testare almeno uno!)</text:p>
      <text:p text:style-name="P25">Sviluppo delle funzioni di task managing(master, mapper e si include gestione di crash del mapper), parser, comunicazione, partizione del carico e preparazione di un task di prova.</text:p>
      <text:p text:style-name="P25">(dal 8 ottobre al 18 ottobre)</text:p>
      <text:p text:style-name="P25"/>
      <text:p text:style-name="P25">5. Sviluppo del task manager sia lato master che reducer (sostanzialmente un adatamento di quello per il mapper) e della comunicazione diretta tra reducer e mapper.</text:p>
      <text:p text:style-name="P25">(dal 19 al 27 ottobre)</text:p>
      <text:p text:style-name="P25"/>
      <text:p text:style-name="P25">6. Sviluppo della funzionalità per permettere di iterare (necessario per gli algoritmi di clustering)<text:line-break/>Inoltre è stato necessario risolvere alcuni dei debiti tecnici accumulati <text:span text:style-name="T102">in tutte le precedenti fasi (</text:span>per fretta<text:span text:style-name="T102">)</text:span>, in quanto il codice risultava quasi incomprensibile e non era possibile continuare.</text:p>
      <text:p text:style-name="P25">(dal 28 ottobre al <text:span text:style-name="T103">2</text:span> novembre)</text:p>
      <text:p text:style-name="P25"/>
      <text:p text:style-name="P26">7. Mi sono reso conto di aver sbagliato* (un caso di errore non era coperto!), ho dovuto modificare abbastanza pesantemente lo scheduler lato master.<text:line-break/>Overhaul scheduler e diminuzione debito tecnico e testing con più mapper e reducer insieme</text:p>
      <text:p text:style-name="P26">(dal 3 al 7 novembre)</text:p>
      <text:p text:style-name="P26"/>
      <text:p text:style-name="P26">8. Funzione per ricevere nuovi task da eseguire e per richiedere il risultato, tramite JSON RPC</text:p>
      <text:p text:style-name="P26">(dal 8 al 12 novembre)</text:p>
      <text:p text:style-name="P26"/>
      <text:p text:style-name="P26">9. Pulire il codice e risolvere molti dei debiti tecnici accumulati (controllo overflow, gestione di alcuni casi di errore, armonia tra i nomi delle variabili... etc)</text:p>
      <text:p text:style-name="P27">(dal 13 al 17 novembre)</text:p>
      <text:p text:style-name="P69"/>
      <text:p text:style-name="P2">2. <text:span text:style-name="T104">Spirito e idea iniziale del programma</text:span></text:p>
      <text:p text:style-name="P31"/>
      <text:p text:style-name="P32">1. Thread e comunicazione tra essi</text:p>
      <text:p text:style-name="P64">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64"><text:soft-page-break/>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64"/>
      <text:p text:style-name="P28"><text:span text:style-name="T20">*In go abbiamo le goroutine, implementazione differente dai pthreads.</text:span></text:p>
      <text:p text:style-name="P64"/>
      <text:p text:style-name="P29"><text:span text:style-name="T23">2. </text:span><text:span text:style-name="T20">Disaccoppiare la logica di MapReduce dalla funzione di Map e di Reduce</text:span></text:p>
      <text:p text:style-name="P32">L’idea iniziale prevedeva di fornire il codice della funzione Map e della funzione Reduce come due campi testo dell’oggetto JSON rappresentante il task.</text:p>
      <text:p text:style-name="P32">Go però è un linguaggio compilato e non interpretato, quindi implementare questa funzionalità avrebbe richiesto troppo tempo; ho dovuto ripiegate sul fornire solo il nome della funzione tra quelle già disponibili all’interno del programma.</text:p>
      <text:p text:style-name="P29"/>
      <text:p text:style-name="P29">3. Siccome MapReduce si utilizza solitamente per dati così grandi da non poter nemmeno essere ospitati su un solo server, nessun elemento nel sistema ha mai l’intera mole di dati ma solamente una porzione di essi.</text:p>
      <text:p text:style-name="P29"/>
      <text:p text:style-name="P29">4. Un obiettivo è stato il risparmio di banda, infatti un collo di bottiglia dei sistemi MapReduce è la trasmissione dati.<text:line-break/><text:line-break/><text:span text:style-name="T105">Nelle prossime sezioni verranno approfondite le componenti principali.</text:span></text:p>
      <text:p text:style-name="P64"/>
      <text:p text:style-name="P68"/>
      <text:p text:style-name="P22"><text:span text:style-name="T15">3</text:span><text:span text:style-name="T13">. </text:span><text:span text:style-name="T18">Heartbeat</text:span><text:span text:style-name="T1"><text:line-break/><text:line-break/></text:span><text:span text:style-name="T105">Sia i mapper che i reducer comunicano la loro presenza tramite heartbeat, un prolungato mancato </text:span><text:span text:style-name="T24">heartbeat verrà inteso dal master come un leave (volontario o no). L’indirizzo del master è quindi hard-coded nel codice dei worker.</text:span><text:span text:style-name="T1"><text:line-break/></text:span></text:p>
      <text:p text:style-name="P21"><text:span text:style-name="T16">4</text:span><text:span text:style-name="T13">. </text:span><text:span text:style-name="T18">Map algorithm</text:span><text:span text:style-name="T1"><text:line-break/><text:line-break/></text:span><text:span text:style-name="T106">Deve essere selezionata nella definizione del task e svolge</text:span><text:span text:style-name="T105"> diversi compiti:</text:span></text:p>
      <text:list xml:id="list3264691293" text:style-name="L2">
        <text:list-item>
          <text:p text:style-name="P86"><text:span text:style-name="T27">R</text:span><text:span text:style-name="T26">ecupero della porzione di dati assegnata dal master; nel caso specifico è prevista come sorgente un url (pensiamo ad eempio ad un file di diversi terabyte ospitato su S3) associato ad un range di byte.</text:span></text:p>
        </text:list-item>
        <text:list-item>
          <text:p text:style-name="P66">Il parsing dei dati scaricati.</text:p>
        </text:list-item>
        <text:list-item>
          <text:p text:style-name="P67">La funzione map.</text:p>
        </text:list-item>
        <text:list-item>
          <text:p text:style-name="P66">Encoding del risultato (insieme* di coppie chiave valore(lista* di valori))</text:p>
          <text:p text:style-name="P74"><text:span text:style-name="T20">*: E’ già compreso l’ordering (non ricordo come si chiaama AGGIUSTRE)</text:span></text:p>
        </text:list-item>
      </text:list>
      <text:p text:style-name="P30"/>
      <text:p text:style-name="P19"><text:span text:style-name="T17">5</text:span><text:span text:style-name="T14">. </text:span><text:span text:style-name="T19">Reducer algorithm</text:span></text:p>
      <text:p text:style-name="P89"><text:span text:style-name="T38"/></text:p>
      <text:p text:style-name="P90"><text:span text:style-name="T38">Deve essere specificata nella definizione del task e svolge la funzione di reduce; è preceduta da una funzione a parte per recuperare i dati dai rispettivi mapper</text:span><text:span text:style-name="T37">.</text:span></text:p>
      <text:p text:style-name="P3"/>
      <text:p text:style-name="P19"><text:span text:style-name="T17">6</text:span><text:span text:style-name="T14">. </text:span><text:span text:style-name="T19">Join algorithm</text:span></text:p>
      <text:p text:style-name="P70"><text:span text:style-name="T61"/></text:p>
      <text:p text:style-name="P70"><text:span text:style-name="T61">Siccome la codifica del risultato dipende dall’algoritmo map utilizzato, è necessaria una funzione join per poter unire più coppie chiave valore (per esempio nella funzione che recupera i dati dai mapper è necessario effetuare il join delle coppie con stessa chiave ma provenienti da diversi mapper)</text:span><text:span text:style-name="T56">.</text:span></text:p>
      <text:p text:style-name="P87"><text:span text:style-name="T55"/></text:p>
      <text:p text:style-name="P91"/>
      <text:p text:style-name="P91"/>
      <text:p text:style-name="P91"/>
      <text:p text:style-name="P4"><text:soft-page-break/><text:span text:style-name="T83">7</text:span><text:span text:style-name="T76">.</text:span><text:span text:style-name="T75"> </text:span><text:span text:style-name="T83">Iteration algorithm</text:span></text:p>
      <text:p text:style-name="P20"><text:span text:style-name="T61"/></text:p>
      <text:p text:style-name="P20"><text:span text:style-name="T61">Anch’esso specificato nella definizione del task, viene svolto al termine di ciascun task e decide se generare il nuovo task che raprresenta l’iterazione successiva.</text:span></text:p>
      <text:p text:style-name="P54"/>
      <text:p text:style-name="P6"><text:span text:style-name="T83">8</text:span><text:span text:style-name="T76">.</text:span><text:span text:style-name="T75"> </text:span><text:span text:style-name="T83">Initialization algorithm</text:span></text:p>
      <text:p text:style-name="P72"><text:span text:style-name="T61"/></text:p>
      <text:p text:style-name="P70"><text:span text:style-name="T61">Scelto nella definizione del task, funzione necessaria ad inizializzare le strutture dati per l’esecuzione del task. </text:span><text:span text:style-name="T60">non è neppure un parametro definito nel modello</text:span><text:span text:style-name="T59">). </text:span><text:span text:style-name="T60">Stesso ragionamento per la multi-destinazione.</text:span><text:span text:style-name="T59"> </text:span><text:span text:style-name="T60">Q</text:span><text:span text:style-name="T57">uindi aggiungiamo i seguent</text:span><text:span text:style-name="T60">i</text:span><text:span text:style-name="T57"> </text:span><text:span text:style-name="T60">check</text:span><text:span text:style-name="T57"> </text:span><text:span text:style-name="T58">per non permetterli </text:span><text:span text:style-name="T60">nei parametri di input</text:span><text:span text:style-name="T56">:</text:span></text:p>
      <text:p text:style-name="P33"/>
      <text:p text:style-name="P5"><text:span text:style-name="T83">9</text:span><text:span text:style-name="T76">.</text:span><text:span text:style-name="T75"> </text:span><text:span text:style-name="T83">Map scheduler lato master</text:span></text:p>
      <text:p text:style-name="P70"><text:span text:style-name="T107"/></text:p>
      <text:p text:style-name="P70"><text:span text:style-name="T107">Svolge le seguenti funzioni:</text:span></text:p>
      <text:list text:style-name="L7">
        <text:list-item>
          <text:p text:style-name="P93"><text:span text:style-name="T35">Tenere traccia dei mapper in funzione.</text:span></text:p>
        </text:list-item>
        <text:list-item>
          <text:p text:style-name="P94"><text:span text:style-name="T34">Tenere traccia dei job ed a quali mapper essi fossero stati assegnati.</text:span></text:p>
        </text:list-item>
        <text:list-item>
          <text:p text:style-name="P94"><text:span text:style-name="T34">Creare i job a partire dalla definizione del task.</text:span></text:p>
        </text:list-item>
        <text:list-item>
          <text:p text:style-name="P94"><text:span text:style-name="T34">Assegnare i job ai mapper.</text:span></text:p>
        </text:list-item>
        <text:list-item>
          <text:p text:style-name="P94"><text:span text:style-name="T34">Ricevere, da parte dei mapper, la notifica di terminazione dei job.</text:span></text:p>
        </text:list-item>
        <text:list-item>
          <text:p text:style-name="P94"><text:span text:style-name="T34">Capire quando un task è termato, ovvero che tutti i suoi job siano stati completati.</text:span></text:p>
        </text:list-item>
        <text:list-item>
          <text:p text:style-name="P94"><text:span text:style-name="T34">Ri-schedulare i job che erano assegnati ad un server rimosso.</text:span></text:p>
        </text:list-item>
        <text:list-item>
          <text:p text:style-name="P94"><text:span text:style-name="T34">Tenere traccia della posizione (cioè in quali maaper) dei risultati per ciascuna chiave.</text:span></text:p>
        </text:list-item>
        <text:list-item>
          <text:p text:style-name="P94"><text:span text:style-name="T34">Avvertire il reduce scheduler qualora un mapper avesse craschato e, quindi, la posizione di una o più chiavi è variata.</text:span></text:p>
        </text:list-item>
      </text:list>
      <text:p text:style-name="P92"><text:span text:style-name="T83"/></text:p>
      <text:p text:style-name="P92"><text:span text:style-name="T84">10</text:span><text:span text:style-name="T76">.</text:span><text:span text:style-name="T75"> </text:span><text:span text:style-name="T84">Reduce</text:span><text:span text:style-name="T83"> scheduler lato master</text:span></text:p>
      <text:p text:style-name="P73"><text:span text:style-name="T107"/></text:p>
      <text:p text:style-name="P73"><text:span text:style-name="T107">Svolge le seguenti funzioni:</text:span></text:p>
      <text:list text:style-name="L8">
        <text:list-item>
          <text:p text:style-name="P95"><text:span text:style-name="T35">Tenere traccia dei </text:span><text:span text:style-name="T36">reducer</text:span><text:span text:style-name="T35"> in funzione.</text:span></text:p>
        </text:list-item>
        <text:list-item>
          <text:p text:style-name="P95"><text:span text:style-name="T35">Tenere traccia dei job ed a quali </text:span><text:span text:style-name="T36">reducer</text:span><text:span text:style-name="T35"> essi fossero stati assegnati.</text:span></text:p>
        </text:list-item>
        <text:list-item>
          <text:p text:style-name="P95"><text:span text:style-name="T35">Creare i job a partire dalla definizione del task.</text:span></text:p>
        </text:list-item>
        <text:list-item>
          <text:p text:style-name="P95"><text:span text:style-name="T35">Assegnare i job ai </text:span><text:span text:style-name="T36">reducer</text:span><text:span text:style-name="T35">.</text:span></text:p>
        </text:list-item>
        <text:list-item>
          <text:p text:style-name="P95"><text:span text:style-name="T35">Ricevere, da parte dei </text:span><text:span text:style-name="T36">reducer</text:span><text:span text:style-name="T35">, la notifica di terminazione dei job.</text:span></text:p>
        </text:list-item>
        <text:list-item>
          <text:p text:style-name="P95"><text:span text:style-name="T35">Capire quando un task è term</text:span><text:span text:style-name="T36">in</text:span><text:span text:style-name="T35">ato, ovvero che tutti i suoi job siano stati completati.</text:span></text:p>
        </text:list-item>
        <text:list-item>
          <text:p text:style-name="P95"><text:span text:style-name="T35">Ri-schedulare i job che erano assegnati ad un server rimosso.</text:span></text:p>
        </text:list-item>
      </text:list>
      <text:p text:style-name="P92"><text:span text:style-name="T83"/></text:p>
      <text:p text:style-name="P92"><text:span text:style-name="T84">11</text:span><text:span text:style-name="T76">.</text:span><text:span text:style-name="T75"> </text:span><text:span text:style-name="T84">S</text:span><text:span text:style-name="T83">cheduler lato </text:span><text:span text:style-name="T84">mapper</text:span></text:p>
      <text:p text:style-name="P73"><text:span text:style-name="T107"/></text:p>
      <text:p text:style-name="P96"><text:span text:style-name="T41">E</text:span><text:span text:style-name="T39">segue i job e notifica il master della terminazione allegando la lista di chiavi risultanti (senza i valori).</text:span></text:p>
      <text:p text:style-name="P96"><text:span text:style-name="T39">Gestisce le richieste dei valori per talune chiavi, da parte dei reducer.</text:span></text:p>
      <text:p text:style-name="P53"/>
      <text:p text:style-name="P92"><text:span text:style-name="T84">12</text:span><text:span text:style-name="T76">.</text:span><text:span text:style-name="T75"> </text:span><text:span text:style-name="T84">S</text:span><text:span text:style-name="T83">cheduler lato </text:span><text:span text:style-name="T84">reducer</text:span></text:p>
      <text:p text:style-name="P73"><text:span text:style-name="T107"/></text:p>
      <text:p text:style-name="P96"><text:span text:style-name="T52">E</text:span><text:span text:style-name="T51">segue i job e notifica il master della terminazione allegando la lista di chiavi risultanti (senza i valori).</text:span></text:p>
      <text:p text:style-name="P96"><text:span text:style-name="T53"/></text:p>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0">Lettura Risultati</text:p>
      <text:p text:style-name="P9"><text:span text:style-name="T63">8</text:span><text:span text:style-name="T76">.</text:span><text:span text:style-name="T75"> </text:span><text:span text:style-name="T82">Soluzione ottima</text:span></text:p>
      <text:p text:style-name="P46"><text:span text:style-name="T86">D</text:span>ato <text:span text:style-name="T20">che</text:span><text:span text:style-name="T22">:</text:span></text:p>
      <text:list text:style-name="L4">
        <text:list-item>
          <text:p text:style-name="P75">tutti gli yard sono direttamente collegati fra loro</text:p>
        </text:list-item>
        <text:list-item>
          <text:p text:style-name="P88"><text:span text:style-name="T40">non vi sono problemi di utilizzo superiore alla capacità </text:span><text:span text:style-name="T43">(ed in questo caso non ci sarebbe soluzione)</text:span></text:p>
        </text:list-item>
      </text:list>
      <text:p text:style-name="P52"><text:span text:style-name="T40">S</text:span><text:span text:style-name="T39">i può notare che l’unico motivo per cui una commodity non dovrebbe passare per </text:span></text:p>
      <text:p text:style-name="P61"><text:span text:style-name="T49">i</text:span><text:span text:style-name="T25">l blocco che va direttamente dall’origine alla destinazione è perché esistono dei blocchi da cui passare che hanno una distanza così inferiore che nonostante i costi di riclassificazione </text:span><text:span text:style-name="T47">quel</text:span><text:span text:style-name="T25"> </text:span><text:span text:style-name="T44">per</text:span><text:span text:style-name="T48">c</text:span><text:span text:style-name="T44">orso</text:span><text:span text:style-name="T25"> rima</text:span><text:span text:style-name="T47">rrebbe</text:span><text:span text:style-name="T25"> il più economico.</text:span></text:p>
      <text:p text:style-name="P37">Con un set di dati così piccolo possiamo notare <text:span text:style-name="T67">facilmente </text:span>che il caso migliore è proprio quello di usare i blocchi diretti, <text:span text:style-name="T96">cioé:<text:line-break/></text:span><text:span text:style-name="T96"><draw:frame draw:style-name="fr1" draw:name="Object83" text:anchor-type="as-char" svg:y="-0.5543in" svg:width="7.4874in" svg:height="1.0492in" draw:z-index="7"><draw:object xlink:href="./Object 83" xlink:type="simple" xlink:show="embed" xlink:actuate="onLoad"/><draw:image xlink:href="./ObjectReplacements/Object 83" xlink:type="simple" xlink:show="embed" xlink:actuate="onLoad"/><svg:desc>formula</svg:desc></draw:frame></text:span><text:line-break/><text:span text:style-name="T97">che corrisponde al risutato dato dal risolutore in AMPL.</text:span></text:p>
      <text:p text:style-name="P38"/>
      <text:p text:style-name="P7"><text:span text:style-name="T63">9</text:span><text:span text:style-name="T76">.</text:span><text:span text:style-name="T75"> </text:span><text:span text:style-name="T77">Commodity[z, x, y]</text:span></text:p>
      <text:p text:style-name="P60"><text:span text:style-name="T46">P</text:span><text:span text:style-name="T49">ren</text:span><text:span text:style-name="T50">d</text:span><text:span text:style-name="T49">iamo per esempio Commodity[1, x, y]</text:span><text:span text:style-name="T45"> </text:span><text:span text:style-name="T49">cioè la tabella che mostra il viaggio della commodity 1 nella nostra soluzione ottima.</text:span></text:p>
      <text:p text:style-name="P39"/>
      <text:p text:style-name="P59"># $3 = Commodity[1,x,y].ub</text:p>
      <text:p text:style-name="P59">: <text:s text:c="2"/>Commodity[1,x,y].lb Commodity[1,x,y] <text:s/>$3 Commodity[1,x,y].rc <text:s text:c="3"/>:=</text:p>
      <text:p text:style-name="P59">A A <text:s text:c="10"/>0 <text:s text:c="16"/>0 <text:s text:c="9"/>0 <text:s text:c="10"/>900</text:p>
      <text:p text:style-name="P59">A B <text:s text:c="10"/>0 <text:s text:c="16"/>0 <text:s text:c="9"/>1 <text:s text:c="6"/>9451.08</text:p>
      <text:p text:style-name="P59">A C <text:s text:c="10"/>0 <text:s text:c="16"/>0 <text:s text:c="9"/>1 <text:s text:c="6"/>13166.6</text:p>
      <text:p text:style-name="P59">A D <text:s text:c="10"/>0 <text:s text:c="16"/>0 <text:s text:c="9"/>1 <text:s text:c="6"/>12404.9</text:p>
      <text:p text:style-name="P59">B A <text:s text:c="10"/>0 <text:s text:c="16"/>0 <text:s text:c="9"/>1 <text:s text:c="6"/>9451.08</text:p>
      <text:p text:style-name="P59">B B <text:s text:c="10"/>0 <text:s text:c="16"/>0 <text:s text:c="9"/>0 <text:s text:c="10"/>900</text:p>
      <text:p text:style-name="P59">B C <text:s text:c="10"/>0 <text:s text:c="16"/>1 <text:s text:c="9"/>1 <text:s text:c="6"/>14341.1</text:p>
      <text:p text:style-name="P59">B D <text:s text:c="10"/>0 <text:s text:c="16"/>0 <text:s text:c="9"/>1 <text:s text:c="6"/>20816.6</text:p>
      <text:p text:style-name="P59">C A <text:s text:c="10"/>0 <text:s text:c="16"/>0 <text:s text:c="9"/>1 <text:s text:c="6"/>13132.1</text:p>
      <text:p text:style-name="P59">C B <text:s text:c="10"/>0 <text:s text:c="16"/>0 <text:s text:c="9"/>1 <text:s text:c="6"/>14341.1</text:p>
      <text:p text:style-name="P59">C C <text:s text:c="10"/>0 <text:s text:c="16"/>0 <text:s text:c="9"/>0 <text:s text:c="10"/>900</text:p>
      <text:p text:style-name="P59">C D <text:s text:c="10"/>0 <text:s text:c="16"/>0 <text:s text:c="9"/>1 <text:s text:c="6"/>16196.9</text:p>
      <text:p text:style-name="P59">D A <text:s text:c="10"/>0 <text:s text:c="16"/>0 <text:s text:c="9"/>1 <text:s text:c="6"/>12404.9</text:p>
      <text:p text:style-name="P59">D B <text:s text:c="10"/>0 <text:s text:c="16"/>0 <text:s text:c="9"/>1 <text:s text:c="6"/>20816.6</text:p>
      <text:p text:style-name="P59">D C <text:s text:c="10"/>0 <text:s text:c="16"/>0 <text:s text:c="9"/>1 <text:s text:c="6"/>16196.9</text:p>
      <text:p text:style-name="P59">D D <text:s text:c="10"/>0 <text:s text:c="16"/>0 <text:s text:c="9"/>0 <text:s text:c="10"/>900</text:p>
      <text:p text:style-name="P60"><text:span text:style-name="T54">;</text:span><text:span text:style-name="T85"> </text:span></text:p>
      <text:p text:style-name="P60"/>
      <text:p text:style-name="P44">Notiamo che: </text:p>
      <text:list xml:id="list2629983577" text:style-name="L5">
        <text:list-item>
          <text:p text:style-name="P76"><text:span text:style-name="T3">Commodity[1,x,y]</text:span><text:span text:style-name="T85">, che è la variabile, ha valore 1 per </text:span><text:span text:style-name="T3">Commodity[1,</text:span><text:span text:style-name="T4">B</text:span><text:span text:style-name="T3">,</text:span><text:span text:style-name="T4">C</text:span><text:span text:style-name="T3">] </text:span><text:span text:style-name="T87">che è in effetti il percoso più economico sia localmente che globalmente.</text:span></text:p>
        </text:list-item>
        <text:list-item>
          <text:p text:style-name="P84"><text:span text:style-name="T85">Commodity[1,x,y].lb</text:span><text:span text:style-name="T71"> </text:span><text:span text:style-name="T72">e </text:span><text:span text:style-name="T85">Commodity[1,x,y].ub</text:span><text:span text:style-name="T72">, che sono rispettivamente upper bound e lower bound possibili della variabile. Nel caso di self-loop a causa del </text:span><text:soft-page-break/><text:span text:style-name="T72">vincolo imposto hanno entrambi valore </text:span><text:span text:style-name="T72"><draw:frame draw:style-name="fr1"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72">, in tutti gli altri casi invece, hanno rispettivamente valore </text:span><text:span text:style-name="T72"><draw:frame draw:style-name="fr1"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72"><text:s/>e </text:span><text:span text:style-name="T72"><draw:frame draw:style-name="fr1"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72"><text:s/>in quanto variabili decisionali.</text:span></text:p>
        </text:list-item>
        <text:list-item>
          <text:p text:style-name="P77"><text:span text:style-name="T3">Commodity[1,x,y].</text:span><text:span text:style-name="T5">rc</text:span><text:span text:style-name="T88">, che rappresenta i costi ridotti (una interpretazione è di quanto </text:span><text:span text:style-name="T6">varia</text:span><text:span text:style-name="T89"> il valore della soluzione ottima aumentando la variabile di una unità), ha valore </text:span><text:span text:style-name="T89"><draw:frame draw:style-name="fr1"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89"><text:s/>in corrispondenza dei self-loop (infatti non c’è costo di trasporto ma solamente di riclassificazione – dato che il costo di riclassificazione e il numero di car sono costanti - il valore </text:span><text:span text:style-name="T89"><draw:frame draw:style-name="fr1"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89"><text:s/>è costante in tutti i self-loop)</text:span></text:p>
        </text:list-item>
      </text:list>
      <text:p text:style-name="P36"><text:span text:style-name="T90">Per capire meglio </text:span>calcol<text:span text:style-name="T91">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1"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36"/>
      <text:p text:style-name="P8"><text:span text:style-name="T82">1</text:span><text:span text:style-name="T64">0</text:span><text:span text:style-name="T76">.</text:span><text:span text:style-name="T75"> </text:span><text:span text:style-name="T77">Track[x, y]</text:span></text:p>
      <text:p text:style-name="P40"/>
      <text:p text:style-name="P55">: <text:s text:c="2"/>Track.lb Track Track.ub Track.rc <text:s text:c="3"/>:=</text:p>
      <text:p text:style-name="P55">A A <text:s text:c="4"/>0 <text:s text:c="6"/>0 <text:s text:c="6"/>0 <text:s text:c="6"/>0</text:p>
      <text:p text:style-name="P55">A B <text:s text:c="4"/>0 <text:s text:c="6"/>2 <text:s text:c="5"/>28 <text:s text:c="6"/>0</text:p>
      <text:p text:style-name="P55">A C <text:s text:c="4"/>0 <text:s text:c="6"/>1 <text:s text:c="5"/>28 <text:s text:c="6"/>0</text:p>
      <text:p text:style-name="P55">A D <text:s text:c="4"/>0 <text:s text:c="6"/>1 <text:s text:c="5"/>28 <text:s text:c="6"/>0</text:p>
      <text:p text:style-name="P55">B A <text:s text:c="4"/>0 <text:s text:c="6"/>1 <text:s text:c="5"/>45 <text:s text:c="6"/>0</text:p>
      <text:p text:style-name="P55">B B <text:s text:c="4"/>0 <text:s text:c="6"/>0 <text:s text:c="6"/>0 <text:s text:c="6"/>0</text:p>
      <text:p text:style-name="P55">B C <text:s text:c="4"/>0 <text:s text:c="6"/>1 <text:s text:c="5"/>45 <text:s text:c="6"/>0</text:p>
      <text:p text:style-name="P55">B D <text:s text:c="4"/>0 <text:s text:c="6"/>0 <text:s text:c="5"/>45 <text:s text:c="6"/>0</text:p>
      <text:p text:style-name="P55">C A <text:s text:c="4"/>0 <text:s text:c="6"/>1 <text:s text:c="5"/>16 <text:s text:c="6"/>0</text:p>
      <text:p text:style-name="P55">C B <text:s text:c="4"/>0 <text:s text:c="6"/>1 <text:s text:c="5"/>16 <text:s text:c="6"/>0</text:p>
      <text:p text:style-name="P55">C C <text:s text:c="4"/>0 <text:s text:c="6"/>0 <text:s text:c="6"/>0 <text:s text:c="6"/>0</text:p>
      <text:p text:style-name="P55">C D <text:s text:c="4"/>0 <text:s text:c="6"/>0 <text:s text:c="5"/>16 <text:s text:c="6"/>0</text:p>
      <text:p text:style-name="P55">D A <text:s text:c="4"/>0 <text:s text:c="6"/>1 <text:s text:c="5"/>14 <text:s text:c="6"/>0</text:p>
      <text:p text:style-name="P55">D B <text:s text:c="4"/>0 <text:s text:c="6"/>1 <text:s text:c="5"/>14 <text:s text:c="6"/>0</text:p>
      <text:p text:style-name="P55">D C <text:s text:c="4"/>0 <text:s text:c="6"/>0 <text:s text:c="5"/>14 <text:s text:c="6"/>0</text:p>
      <text:p text:style-name="P55">D D <text:s text:c="4"/>0 <text:s text:c="6"/>0 <text:s text:c="6"/>0 <text:s text:c="6"/>0</text:p>
      <text:p text:style-name="P55">;</text:p>
      <text:p text:style-name="P55"/>
      <text:p text:style-name="P45">Notiamo che: </text:p>
      <text:list xml:id="list163440544525727" text:continue-numbering="true" text:style-name="L5">
        <text:list-item>
          <text:p text:style-name="P78"><text:span text:style-name="T62">Track</text:span><text:span text:style-name="T3">[x,y]</text:span><text:span text:style-name="T85">, che è la variabile, nel caso di self-loop a causa del vincolo imposto ha valore </text:span><text:span text:style-name="T85"><draw:frame draw:style-name="fr1" draw:name="Object82" text:anchor-type="as-char" svg:y="-0.1484in" svg:width="0.1661in" svg:height="0.1839in" draw:z-index="12"><draw:object xlink:href="./Object 82" xlink:type="simple" xlink:show="embed" xlink:actuate="onLoad"/><draw:image xlink:href="./ObjectReplacements/Object 82" xlink:type="simple" xlink:show="embed" xlink:actuate="onLoad"/><svg:desc>formula</svg:desc></draw:frame></text:span><text:span text:style-name="T85">,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85"><text:span text:style-name="T92">Track[x,y].lb</text:span><text:span text:style-name="T71"> </text:span><text:span text:style-name="T72">e </text:span><text:span text:style-name="T73">Track</text:span><text:span text:style-name="T85">[x,y].ub</text:span><text:span text:style-name="T72">, che sono rispettivamente upper bound e lower bound possibili della variabile. </text:span><text:span text:style-name="T74">H</text:span><text:span text:style-name="T72">anno rispettivamente valore </text:span><text:span text:style-name="T72"><draw:frame draw:style-name="fr1"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72"><text:s/>e </text:span><text:span text:style-name="T92">track[x]</text:span><text:span text:style-name="T72">.</text:span></text:p>
        </text:list-item>
        <text:list-item>
          <text:p text:style-name="P79"><text:span text:style-name="T8">Track</text:span><text:span text:style-name="T3">[x,y].</text:span><text:span text:style-name="T5">rc</text:span><text:span text:style-name="T88">, che rappresenta i costi ridotti, vale sempre </text:span><text:span text:style-name="T88"><draw:frame draw:style-name="fr1"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88"><text:s/>proprio perché l’assegnazione dei track è “gratuita”, non compare direttamente nella funzione obiettivo </text:span><text:span text:style-name="T66">e non abbiamo alcun</text:span><text:span text:style-name="T69">o</text:span><text:span text:style-name="T66"> yard saturo.</text:span></text:p>
          <text:p text:style-name="P80"/>
        </text:list-item>
      </text:list>
      <text:p text:style-name="P10"><text:span text:style-name="T81">1</text:span><text:span text:style-name="T64">1</text:span><text:span text:style-name="T76">.</text:span><text:span text:style-name="T75"> </text:span><text:span text:style-name="T78">Flow</text:span></text:p>
      <text:p text:style-name="P41"/>
      <text:p text:style-name="P56">Flow [*,*]</text:p>
      <text:p text:style-name="P56">: <text:s text:c="2"/>A <text:s text:c="2"/>B <text:s text:c="2"/>C <text:s text:c="2"/>D <text:s text:c="3"/>:=</text:p>
      <text:p text:style-name="P56">1 <text:s text:c="2"/>0 <text:s text:c="2"/>0 <text:s text:c="2"/>0 <text:s text:c="2"/>0</text:p>
      <text:p text:style-name="P56">2 <text:s text:c="2"/>0 <text:s text:c="2"/>0 <text:s text:c="2"/>0 <text:s text:c="2"/>0</text:p>
      <text:p text:style-name="P56">3 <text:s text:c="2"/>0 <text:s text:c="2"/>0 <text:s text:c="2"/>0 <text:s text:c="2"/>0</text:p>
      <text:p text:style-name="P56">4 <text:s text:c="2"/>0 <text:s text:c="2"/>0 <text:s text:c="2"/>0 <text:s text:c="2"/>0</text:p>
      <text:p text:style-name="P56">5 <text:s text:c="2"/>0 <text:s text:c="2"/>0 <text:s text:c="2"/>0 <text:s text:c="2"/>0</text:p>
      <text:p text:style-name="P56">6 <text:s text:c="2"/>0 <text:s text:c="2"/>0 <text:s text:c="2"/>0 <text:s text:c="2"/>0</text:p>
      <text:p text:style-name="P56">7 <text:s text:c="2"/>0 <text:s text:c="2"/>0 <text:s text:c="2"/>0 <text:s text:c="2"/>0</text:p>
      <text:p text:style-name="P56"><text:soft-page-break/>8 <text:s text:c="2"/>0 <text:s text:c="2"/>0 <text:s text:c="2"/>0 <text:s text:c="2"/>0</text:p>
      <text:p text:style-name="P56">9 <text:s text:c="2"/>0 <text:s text:c="2"/>0 <text:s text:c="2"/>0 <text:s text:c="2"/>0</text:p>
      <text:p text:style-name="P56">;</text:p>
      <text:p text:style-name="P56"/>
      <text:list xml:id="list163440565336796" text:continue-numbering="true" text:style-name="L5">
        <text:list-header>
          <text:p text:style-name="P81"><text:span text:style-name="T2">Flow [*,*]</text:span><text:span text:style-name="T85"> rappresenta </text:span><text:span text:style-name="T65">gli shadow price</text:span><text:span text:style-name="T88"> (una interpretazione è di quanto </text:span><text:span text:style-name="T6">varia</text:span><text:span text:style-name="T89"> il valore della soluzione ottima rilassando il vincolo, ovvero permettendo </text:span><text:span text:style-name="T65">il </text:span><text:span text:style-name="T93">right hand side o termine costante di aumentare una unità), è sempre </text:span><text:span text:style-name="T93"><draw:frame draw:style-name="fr1"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93"><text:s/>visto che il rilassamento di un vincolo alla volta non permette alle variabili </text:span><text:span text:style-name="T9">Commodity[z, x, y]</text:span><text:span text:style-name="T94"> di variare.</text:span></text:p>
        </text:list-header>
      </text:list>
      <text:p text:style-name="P35"/>
      <text:p text:style-name="P11"><text:span text:style-name="T79">1</text:span><text:span text:style-name="T64">2</text:span><text:span text:style-name="T76">.</text:span><text:span text:style-name="T75"> </text:span><text:span text:style-name="T79">SelfLoop</text:span></text:p>
      <text:p text:style-name="P42"/>
      <text:p text:style-name="P57">SelfLoop [*] :=</text:p>
      <text:p text:style-name="P57">A <text:s/>0</text:p>
      <text:p text:style-name="P57">B <text:s/>0</text:p>
      <text:p text:style-name="P57">C <text:s/>0</text:p>
      <text:p text:style-name="P57">D <text:s/>0</text:p>
      <text:p text:style-name="P57">;</text:p>
      <text:p text:style-name="P57"/>
      <text:list xml:id="list163438763561202" text:continue-numbering="true" text:style-name="L5">
        <text:list-header>
          <text:p text:style-name="P82"><text:span text:style-name="T9">SelfLoop</text:span><text:span text:style-name="T2"> [*]</text:span><text:span text:style-name="T85">, che rappresenta </text:span><text:span text:style-name="T65">gli shadow price</text:span><text:span text:style-name="T89">, è sempre </text:span><text:span text:style-name="T89"><draw:frame draw:style-name="fr1"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89"><text:s/>perché un rilassamento del vincolo può solamente permettere l’assegnazione di track ad un self-loop (ma l’assegnazione di track è gratuita). L’assegnazione di un track ad un self-loop </text:span><text:span text:style-name="T68">consente</text:span><text:span text:style-name="T95"> di avere una commodity che percorre un self-loop – ma non succederebbe mai in una soluzione ottima visto che l’obiettivo è la minimizzazione </text:span><text:span text:style-name="T70">dei costi</text:span><text:span text:style-name="T95">.</text:span></text:p>
        </text:list-header>
      </text:list>
      <text:p text:style-name="P34"/>
      <text:p text:style-name="P12"><text:span text:style-name="T79">1</text:span><text:span text:style-name="T82">3</text:span><text:span text:style-name="T76">.</text:span><text:span text:style-name="T75"> </text:span><text:span text:style-name="T80">Capacity</text:span></text:p>
      <text:p text:style-name="P43"/>
      <text:p text:style-name="P58">Capacity1 [*] :=</text:p>
      <text:p text:style-name="P58">A <text:s/>0</text:p>
      <text:p text:style-name="P58">B <text:s/>0</text:p>
      <text:p text:style-name="P58">C <text:s/>0</text:p>
      <text:p text:style-name="P58">D <text:s/>0</text:p>
      <text:p text:style-name="P58">;</text:p>
      <text:p text:style-name="P58"/>
      <text:p text:style-name="P58">Capacity2 :=</text:p>
      <text:p text:style-name="P58">A A <text:s text:c="2"/>0</text:p>
      <text:p text:style-name="P58">A B <text:s text:c="2"/>0</text:p>
      <text:p text:style-name="P58">A C <text:s text:c="2"/>0</text:p>
      <text:p text:style-name="P58">A D <text:s text:c="2"/>0</text:p>
      <text:p text:style-name="P58">B A <text:s text:c="2"/>0</text:p>
      <text:p text:style-name="P58">B B <text:s text:c="2"/>0</text:p>
      <text:p text:style-name="P58">B C <text:s text:c="2"/>0</text:p>
      <text:p text:style-name="P58">B D <text:s text:c="2"/>0</text:p>
      <text:p text:style-name="P58">C A <text:s text:c="2"/>0</text:p>
      <text:p text:style-name="P58">C B <text:s text:c="2"/>0</text:p>
      <text:p text:style-name="P58">C C <text:s text:c="2"/>0</text:p>
      <text:p text:style-name="P58">C D <text:s text:c="2"/>0</text:p>
      <text:p text:style-name="P58">D A <text:s text:c="2"/>0</text:p>
      <text:p text:style-name="P58">D B <text:s text:c="2"/>0</text:p>
      <text:p text:style-name="P58">D C <text:s text:c="2"/>0</text:p>
      <text:p text:style-name="P58">D D <text:s text:c="2"/>0</text:p>
      <text:p text:style-name="P58">;</text:p>
      <text:list xml:id="list163440355870229" text:continue-numbering="true" text:style-name="L5">
        <text:list-header>
          <text:p text:style-name="P83"><text:span text:style-name="T10">Capacity1</text:span><text:span text:style-name="T2"> [*] </text:span><text:span text:style-name="T11">e Capacity2</text:span><text:span text:style-name="T85">, che rappresentano </text:span><text:span text:style-name="T65">gli shadow price</text:span><text:span text:style-name="T89">, sono sempre </text:span><text:span text:style-name="T89"><draw:frame draw:style-name="fr1"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89"><text:s/>perché le capacità degli yard sono ben al di sopra dell’utilizzo dato dai nostri parametri.</text:span></text:p>
        </text:list-header>
      </text:lis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0T16:31:13.586286898</dc:date>
    <meta:editing-duration>P2DT1H48S</meta:editing-duration>
    <meta:editing-cycles>104</meta:editing-cycles>
    <meta:document-statistic meta:table-count="0" meta:image-count="0" meta:object-count="13" meta:page-count="7" meta:paragraph-count="190" meta:word-count="2405" meta:character-count="15092" meta:non-whitespace-character-count="11743"/>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